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5.997cm" svg:height="2.119cm" svg:x="0.355cm" svg:y="0.352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5.997cm" svg:height="2.119cm" svg:x="7.409cm" svg:y="0.352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997cm" svg:height="2.119cm" svg:x="14.464cm" svg:y="0.352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.997cm" svg:height="2.119cm" svg:x="21.519cm" svg:y="0.352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1cm" svg:x2="7.409cm" svg:y2="1.411cm" draw:start-shape="id1" draw:start-glue-point="1" draw:end-shape="id2" draw:end-glue-point="3" svg:d="m6352 1411h1057">
          <text:p/>
        </draw:connector>
        <draw:connector draw:style-name="gr2" draw:text-style-name="P2" draw:layer="layout" svg:x1="13.406cm" svg:y1="1.411cm" svg:x2="14.464cm" svg:y2="1.411cm" draw:start-shape="id2" draw:start-glue-point="1" draw:end-shape="id3" draw:end-glue-point="3" svg:d="m13406 1411h1058">
          <text:p/>
        </draw:connector>
        <draw:connector draw:style-name="gr2" draw:text-style-name="P2" draw:layer="layout" svg:x1="20.461cm" svg:y1="1.411cm" svg:x2="21.519cm" svg:y2="1.411cm" draw:start-shape="id3" draw:start-glue-point="1" draw:end-shape="id4" draw:end-glue-point="3" svg:d="m20461 1411h1058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id="id5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6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5" draw:start-glue-point="1" draw:end-shape="id6" draw:end-glue-point="3" svg:d="m6352 1414h1057">
          <text:p/>
        </draw:connector>
        <draw:connector draw:style-name="gr2" draw:text-style-name="P2" draw:layer="layout" svg:x1="13.406cm" svg:y1="1.414cm" svg:x2="14.464cm" svg:y2="1.414cm" draw:start-shape="id6" draw:start-glue-point="1" draw:end-shape="id7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7" draw:start-glue-point="1" draw:end-shape="id8" draw:end-glue-point="3" svg:d="m20461 1414h1058">
          <text:p/>
        </draw:connector>
      </draw:page>
      <draw:page draw:name="page3" draw:style-name="dp1" draw:master-page-name="Default">
        <office:forms form:automatic-focus="false" form:apply-design-mode="false"/>
        <draw:custom-shape draw:style-name="gr3" draw:text-style-name="P1" draw:id="id9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0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9" draw:start-glue-point="1" draw:end-shape="id10" draw:end-glue-point="3" svg:d="m6352 1414h1057">
          <text:p/>
        </draw:connector>
        <draw:connector draw:style-name="gr2" draw:text-style-name="P2" draw:layer="layout" svg:x1="13.406cm" svg:y1="1.414cm" svg:x2="14.464cm" svg:y2="1.414cm" draw:start-shape="id10" draw:start-glue-point="1" draw:end-shape="id11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11" draw:start-glue-point="1" draw:end-shape="id12" draw:end-glue-point="3" svg:d="m20461 1414h1058">
          <text:p/>
        </draw:connector>
      </draw:page>
      <draw:page draw:name="page4" draw:style-name="dp1" draw:master-page-name="Default">
        <office:forms form:automatic-focus="false" form:apply-design-mode="false"/>
        <draw:custom-shape draw:style-name="gr3" draw:text-style-name="P1" draw:id="id13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14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13" draw:start-glue-point="1" draw:end-shape="id14" draw:end-glue-point="3" svg:d="m6352 1414h1057">
          <text:p/>
        </draw:connector>
        <draw:connector draw:style-name="gr2" draw:text-style-name="P2" draw:layer="layout" svg:x1="13.406cm" svg:y1="1.414cm" svg:x2="14.464cm" svg:y2="1.414cm" draw:start-shape="id14" draw:start-glue-point="1" draw:end-shape="id15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15" draw:start-glue-point="1" draw:end-shape="id16" draw:end-glue-point="3" svg:d="m20461 1414h1058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3" draw:text-style-name="P1" draw:id="id17" draw:layer="layout" svg:width="5.997cm" svg:height="2.119cm" svg:x="0.355cm" svg:y="0.355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18" draw:layer="layout" svg:width="5.997cm" svg:height="2.119cm" svg:x="7.409cm" svg:y="0.355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3" draw:text-style-name="P1" draw:id="id19" draw:layer="layout" svg:width="5.997cm" svg:height="2.119cm" svg:x="14.464cm" svg:y="0.355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5.997cm" svg:height="2.119cm" svg:x="21.519cm" svg:y="0.355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414cm" svg:x2="7.409cm" svg:y2="1.414cm" draw:start-shape="id17" draw:start-glue-point="1" draw:end-shape="id18" draw:end-glue-point="3" svg:d="m6352 1414h1057">
          <text:p/>
        </draw:connector>
        <draw:connector draw:style-name="gr2" draw:text-style-name="P2" draw:layer="layout" svg:x1="13.406cm" svg:y1="1.414cm" svg:x2="14.464cm" svg:y2="1.414cm" draw:start-shape="id18" draw:start-glue-point="1" draw:end-shape="id19" draw:end-glue-point="3" svg:d="m13406 1414h1058">
          <text:p/>
        </draw:connector>
        <draw:connector draw:style-name="gr2" draw:text-style-name="P2" draw:layer="layout" svg:x1="20.461cm" svg:y1="1.414cm" svg:x2="21.519cm" svg:y2="1.414cm" draw:start-shape="id19" draw:start-glue-point="1" draw:end-shape="id20" draw:end-glue-point="3" svg:d="m20461 1414h1058">
          <text:p/>
        </draw:connector>
      </draw:page>
      <draw:page draw:name="page6" draw:style-name="dp1" draw:master-page-name="Default">
        <office:forms form:automatic-focus="false" form:apply-design-mode="false"/>
        <draw:custom-shape draw:style-name="gr3" draw:text-style-name="P1" draw:id="id21" draw:layer="layout" svg:width="5.997cm" svg:height="2.119cm" svg:x="0.355cm" svg:y="0.314cm">
          <text:p text:style-name="P1">Preparing Roles</text:p>
          <text:p text:style-name="P1">and No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2" draw:layer="layout" svg:width="5.997cm" svg:height="2.119cm" svg:x="7.409cm" svg:y="0.314cm">
          <text:p text:style-name="P1">Adding</text:p>
          <text:p text:style-name="P1">the Parcels</text:p>
          <draw:enhanced-geometry svg:viewBox="0 0 21600 21600" draw:type="rectangle" draw:enhanced-path="M 0 0 L 21600 0 21600 21600 0 21600 0 0 Z N"/>
        </draw:custom-shape>
        <draw:custom-shape draw:style-name="gr3" draw:text-style-name="P1" draw:id="id23" draw:layer="layout" svg:width="5.997cm" svg:height="2.119cm" svg:x="14.464cm" svg:y="0.314cm">
          <text:p text:style-name="P1">Installing<text:line-break/>CDAP 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5.997cm" svg:height="2.119cm" svg:x="21.519cm" svg:y="0.314cm">
          <text:p text:style-name="P1">Starting</text:p>
          <text:p text:style-name="P1">CDAP Servi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52cm" svg:y1="1.373cm" svg:x2="7.409cm" svg:y2="1.373cm" draw:start-shape="id21" draw:start-glue-point="1" draw:end-shape="id22" draw:end-glue-point="3" svg:d="m6352 1373h1057">
          <text:p/>
        </draw:connector>
        <draw:connector draw:style-name="gr2" draw:text-style-name="P2" draw:layer="layout" svg:x1="13.406cm" svg:y1="1.373cm" svg:x2="14.464cm" svg:y2="1.373cm" draw:start-shape="id22" draw:start-glue-point="1" draw:end-shape="id23" draw:end-glue-point="3" svg:d="m13406 1373h1058">
          <text:p/>
        </draw:connector>
        <draw:connector draw:style-name="gr2" draw:text-style-name="P2" draw:layer="layout" svg:x1="20.461cm" svg:y1="1.373cm" svg:x2="21.519cm" svg:y2="1.373cm" draw:start-shape="id23" draw:start-glue-point="1" draw:end-shape="id24" draw:end-glue-point="3" svg:d="m20461 1373h10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53cm" fo:margin-bottom="0.353cm" fo:margin-left="0.353cm" fo:margin-right="0.353cm" fo:page-width="28.222cm" fo:page-height="2.7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Jackson</meta:initial-creator>
    <meta:creation-date>2016-01-11T12:14:56</meta:creation-date>
    <dc:date>2016-01-12T10:22:31</dc:date>
    <dc:creator>John Jackson</dc:creator>
    <meta:editing-duration>PT22H07M03S</meta:editing-duration>
    <meta:editing-cycles>12</meta:editing-cycles>
    <meta:generator>NeoOffice/3.2015.3_Classic_Edition$Unix OpenOffice.org_project/Patch 0</meta:generator>
    <meta:document-statistic meta:object-count="42"/>
  </office:meta>
</office:document-meta>
</file>